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438" officeooo:paragraph-rsid="00104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dsf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6" meta:non-whitespace-character-count="6"/>
  </office:meta>
</office:document-meta>
</file>